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着きました。　これが熾天宮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実に見事な建造物じゃの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つて熾天少女に天の使いの力を授けたと
される神殿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尊い場所じゃ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外観もさることながら、内装も荘厳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ただし、ガーディアンの妨害によって最深部
　にたどり着いた者はおり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か・・・</text:p>
          </table:table-cell>
          <table:table-cell table:style-name="ce0" office:value-type="string">
            <text:p>597#6 Red Carat</text:p>
          </table:table-cell>
          <table:table-cell table:style-name="ce0"/>
          <table:table-cell table:style-name="ce0" office:value-type="string">
            <text:p>I see...</text:p>
          </table:table-cell>
          <table:table-cell table:number-columns-repeated="1020"/>
        </table:table-row>
        <table:table-row>
          <table:table-cell table:style-name="ce0" office:value-type="string">
            <text:p>では、慎重に立ち入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え？　中に入るおつもりですか・・・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先ほど申し上げたとおり、神殿内部には
　多くのガーディアン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まで来ておいて、中をのぞかずに帰れと
申すの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馬車の中で話したであろう。　第三者の目で
新たな発見があるやもしれぬので視察に
来たのじゃ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ラワは観光のためにここまで足を
運んだのでは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む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・・・分かりました。　では、少しだけです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装飾や仕掛けにはくれぐれもお手を触れない
　よう、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ワ、ワラワはいたずらっ子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それと、念のためです。　退魔水をお飲み
　くださ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？　ま、また飲むの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姫の身の安全が最優先ですから。　さあ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む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致し方ない・・・これ以上水分は摂りたく
　ないのじゃが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9+02:00</meta:creation-date>
    <dc:date>2020-05-24T15:07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